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14_11-20-02_000.jpg</text:p>
          </table:table-cell>
          <table:table-cell table:style-name="ce19" office:value-type="string">
            <text:p>:m 1*1 / session-memo / kb,keyboard \\\ s.1:genr=f-N:relay-23,key=C,R=1,i.f.=2021-02-12_13-27-04_000.mp4</text:p>
          </table:table-cell>
          <table:table-cell table:style-name="ce4"/>
          <table:table-cell table:style-name="ce4"/>
          <table:table-cell table:style-name="ce4"/>
          <table:table-cell table:style-name="ce35" table:formula="of:=IF([.E2]=&quot;&quot;;[.C2];CONCATENATE([.C2];&quot; / &quot;;[.E2]))" office:value-type="string" office:string-value=":m 1*1 / session-memo / kb,keyboard \\\ s.1:genr=f-N:relay-23,key=C,R=1,i.f.=2021-02-12_13-27-04_000.mp4">
            <text:p>:m 1*1 / session-memo / kb,keyboard \\\ s.1:genr=f-N:relay-23,key=C,R=1,i.f.=2021-02-12_13-27-04_000.mp4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14_11-20-29_000.jpg</text:p>
          </table:table-cell>
          <table:table-cell table:style-name="ce19" office:value-type="string">
            <text:p>:m RES 1-2*2 / free# JVEMV6 68#_32(T-16) / 68. theoretical-physics(tp) / A.1. mathematics / T-16.様相論理 / topics=論理的帰結,w:非単調論理,other=~,s=~,i=~</text:p>
          </table:table-cell>
          <table:table-cell table:style-name="ce4"/>
          <table:table-cell table:style-name="ce4"/>
          <table:table-cell table:style-name="ce4"/>
          <table:table-cell table:style-name="ce35" table:formula="of:=IF([.E3]=&quot;&quot;;[.C3];CONCATENATE([.C3];&quot; / &quot;;[.E3]))" office:value-type="string" office:string-value=":m RES 1-2*2 / free# JVEMV6 68#_32(T-16) / 68. theoretical-physics(tp) / A.1. mathematics / T-16.様相論理 / topics=論理的帰結,w:非単調論理,other=~,s=~,i=~">
            <text:p>:m RES 1-2*2 / free# JVEMV6 68#_32(T-16) / 68. theoretical-physics(tp) / A.1. mathematics / T-16.様相論理 / topics=論理的帰結,w:非単調論理,other=~,s=~,i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14_11-45-37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5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2-14_14-36-52_000.jpg</text:p>
          </table:table-cell>
          <table:table-cell table:style-name="ce17" office:value-type="string">
            <text:p>:PHOTO 記録 / @２階：トイレ：便器内 / 大便：様子 / time=~</text:p>
          </table:table-cell>
          <table:table-cell table:style-name="ce19"/>
          <table:table-cell table:style-name="ce4"/>
          <table:table-cell table:style-name="ce4" office:value-type="string">
            <text:p>N-35-35-28.738403 E-139-34-49.434814</text:p>
          </table:table-cell>
          <table:table-cell table:style-name="ce35" table:formula="of:=IF([.E5]=&quot;&quot;;[.C5];CONCATENATE([.C5];&quot; / &quot;;[.E5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14_21-07-29_000.jpg</text:p>
          </table:table-cell>
          <table:table-cell table:style-name="ce1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710937 E-139-34-49.434814</text:p>
          </table:table-cell>
          <table:table-cell table:style-name="ce35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14_23-40-00_000.jpg</text:p>
          </table:table-cell>
          <table:table-cell table:style-name="ce17" office:value-type="string">
            <text:p>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</text:p>
          </table:table-cell>
          <table:table-cell table:style-name="ce18"/>
          <table:table-cell table:style-name="ce4"/>
          <table:table-cell table:style-name="ce4"/>
          <table:table-cell table:style-name="ce35" table:formula="of:=IF([.E7]=&quot;&quot;;[.C7];CONCATENATE([.C7];&quot; / &quot;;[.E7]))" office:value-type="string" office:string-value="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">
            <text:p>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15_03-10-03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738403 E-139-34-49.434814</text:p>
          </table:table-cell>
          <table:table-cell table:style-name="ce35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15_03-10-10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738403 E-139-34-49.434814</text:p>
          </table:table-cell>
          <table:table-cell table:style-name="ce35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15_03-10-21_000.jpg</text:p>
          </table:table-cell>
          <table:table-cell table:style-name="ce20" office:value-type="string">
            <text:p>:PHOTO 記録 / 文書 / 時刻：start=風呂から戻る～end=アダルト関連閲覧</text:p>
          </table:table-cell>
          <table:table-cell table:style-name="ce17"/>
          <table:table-cell table:style-name="ce4"/>
          <table:table-cell table:style-name="ce4"/>
          <table:table-cell table:style-name="ce35" table:formula="of:=IF([.E10]=&quot;&quot;;[.C10];CONCATENATE([.C10];&quot; / &quot;;[.E10]))" office:value-type="string" office:string-value=":PHOTO 記録 / 文書 / 時刻：start=風呂から戻る～end=アダルト関連閲覧">
            <text:p>:PHOTO 記録 / 文書 / 時刻：start=風呂から戻る～end=アダルト関連閲覧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2-15_07-31-48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326416 E-139-34-50.093994</text:p>
          </table:table-cell>
          <table:table-cell table:style-name="ce35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2-15_08-00-49_000.jpg</text:p>
          </table:table-cell>
          <table:table-cell table:style-name="ce18" office:value-type="string">
            <text:p>:m 東和 PHOTO / 210213sa / 曙橋駅 / 新宿区四谷坂町計画 / １名 / ホクシン設備（大勝） / 日誌</text:p>
          </table:table-cell>
          <table:table-cell table:style-name="ce20"/>
          <table:table-cell table:style-name="ce4"/>
          <table:table-cell table:style-name="ce4" office:value-type="string">
            <text:p>N-35-35-28.72467 E-139-34-49.434814</text:p>
          </table:table-cell>
          <table:table-cell table:style-name="ce35" table:formula="of:=IF([.E12]=&quot;&quot;;[.C12];CONCATENATE([.C12];&quot; / &quot;;[.E12]))" office:value-type="string" office:string-value=":m 東和 PHOTO / 210213sa / 曙橋駅 / 新宿区四谷坂町計画 / １名 / ホクシン設備（大勝） / 日誌">
            <text:p>:m 東和 PHOTO / 210213sa / 曙橋駅 / 新宿区四谷坂町計画 / １名 / ホクシン設備（大勝） / 日誌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2-15_08-01-15_000.jpg</text:p>
          </table:table-cell>
          <table:table-cell table:style-name="ce19" office:value-type="string">
            <text:p>:m :尺八,shakuhachi,bamboo 1*1 / session-memo / s.1:genr=f-N:relay-??,key=h-4(A),note=5-4.L1-4h-3.L1-3.q3,R=2,score=+ \\\ s.2:genr=seq-N,key=h-0.low1(Df),note=0.L1;2.L2;2h.L2;3h.L2,R=1,score=+ ||| :m :篠笛,shinobue 1*1 / session-memo / s.1:genr=seq-N,note=2h-2.q1-2</text:p>
          </table:table-cell>
          <table:table-cell table:style-name="ce18"/>
          <table:table-cell table:style-name="ce4"/>
          <table:table-cell table:style-name="ce4" office:value-type="string">
            <text:p>N-35-35-28.669738 E-139-34-49.489746</text:p>
          </table:table-cell>
          <table:table-cell table:style-name="ce35" table:formula="of:=IF([.E13]=&quot;&quot;;[.C13];CONCATENATE([.C13];&quot; / &quot;;[.E13]))" office:value-type="string" office:string-value=":m :尺八,shakuhachi,bamboo 1*1 / session-memo / s.1:genr=f-N:relay-??,key=h-4(A),note=5-4.L1-4h-3.L1-3.q3,R=2,score=+ \\\ s.2:genr=seq-N,key=h-0.low1(Df),note=0.L1;2.L2;2h.L2;3h.L2,R=1,score=+ ||| :m :篠笛,shinobue 1*1 / session-memo / s.1:genr=seq-N,note=2h-2.q1-2">
            <text:p>:m :尺八,shakuhachi,bamboo 1*1 / session-memo / s.1:genr=f-N:relay-??,key=h-4(A),note=5-4.L1-4h-3.L1-3.q3,R=2,score=+ \\\ s.2:genr=seq-N,key=h-0.low1(Df),note=0.L1;2.L2;2h.L2;3h.L2,R=1,score=+ ||| :m :篠笛,shinobue 1*1 / session-memo / s.1:genr=seq-N,note=2h-2.q1-2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2-15_08-01-51_000.jpg</text:p>
          </table:table-cell>
          <table:table-cell table:style-name="ce17" office:value-type="string">
            <text:p>:tome/ (J*) / 片方で、日本学；もう片方で、数学 ||| :tome/ (J*) / 「FXで資金を稼ぐ」：数学に集中する、その方が、他の人たちにとって、励みにならないか？</text:p>
          </table:table-cell>
          <table:table-cell table:style-name="ce17"/>
          <table:table-cell table:style-name="ce4"/>
          <table:table-cell table:style-name="ce4" office:value-type="string">
            <text:p>N-35-35-28.710937 E-139-34-49.434814</text:p>
          </table:table-cell>
          <table:table-cell table:style-name="ce35" table:formula="of:=IF([.E14]=&quot;&quot;;[.C14];CONCATENATE([.C14];&quot; / &quot;;[.E14]))" office:value-type="string" office:string-value=":tome/ (J*) / 片方で、日本学；もう片方で、数学 ||| :tome/ (J*) / 「FXで資金を稼ぐ」：数学に集中する、その方が、他の人たちにとって、励みにならないか？">
            <text:p>:tome/ (J*) / 片方で、日本学；もう片方で、数学 ||| :tome/ (J*) / 「FXで資金を稼ぐ」：数学に集中する、その方が、他の人たちにとって、励みにならないか？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2-15_08-02-19_000.jpg</text:p>
          </table:table-cell>
          <table:table-cell table:style-name="ce20" office:value-type="string">
            <text:p>:m other / 記録　文書 / @自室 / 朝体操 / ストレッチ / メニュー、リスト / page.1,file-id=2021-02-15_08-02-19_000.jpg,id=HG6Y</text:p>
          </table:table-cell>
          <table:table-cell table:style-name="ce20"/>
          <table:table-cell table:style-name="ce4"/>
          <table:table-cell table:style-name="ce4" office:value-type="string">
            <text:p>N-35-35-28.72467 E-139-34-49.434814</text:p>
          </table:table-cell>
          <table:table-cell table:style-name="ce35" table:formula="of:=IF([.E15]=&quot;&quot;;[.C15];CONCATENATE([.C15];&quot; / &quot;;[.E15]))" office:value-type="string" office:string-value=":m other / 記録　文書 / @自室 / 朝体操 / ストレッチ / メニュー、リスト / page.1,file-id=2021-02-15_08-02-19_000.jpg,id=HG6Y">
            <text:p>:m other / 記録　文書 / @自室 / 朝体操 / ストレッチ / メニュー、リスト / page.1,file-id=2021-02-15_08-02-19_000.jpg,id=HG6Y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2-15_08-32-00_000.jpg</text:p>
          </table:table-cell>
          <table:table-cell table:style-name="ce20" office:value-type="string">
            <text:p>:m other / 記録　文書 / @自室 / 朝体操 / for=筋力 / メニュー、リスト / page.1,file-id=2021-02-15_08-32-00_000.jpg,id=CCP3</text:p>
          </table:table-cell>
          <table:table-cell table:style-name="ce20"/>
          <table:table-cell table:style-name="ce4"/>
          <table:table-cell table:style-name="ce4" office:value-type="string">
            <text:p>N-35-35-28.697204 E-139-34-49.434814</text:p>
          </table:table-cell>
          <table:table-cell table:style-name="ce35" table:formula="of:=IF([.E16]=&quot;&quot;;[.C16];CONCATENATE([.C16];&quot; / &quot;;[.E16]))" office:value-type="string" office:string-value=":m other / 記録　文書 / @自室 / 朝体操 / for=筋力 / メニュー、リスト / page.1,file-id=2021-02-15_08-32-00_000.jpg,id=CCP3">
            <text:p>:m other / 記録　文書 / @自室 / 朝体操 / for=筋力 / メニュー、リスト / page.1,file-id=2021-02-15_08-32-00_000.jpg,id=CCP3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14_09-28-09_000.mp4</text:p>
          </table:table-cell>
          <table:table-cell table:style-name="ce8" office:value-type="string">
            <text:p>:VIDEO / @自宅 / メモ / kb,keyboard / 演奏、play / k-2021-0214-1 / genr=f-N:relay-23,key=C,R=1,i.f.=2021-02-12_13-27-04_000.mp4</text:p>
          </table:table-cell>
          <table:table-cell table:style-name="ce17"/>
          <table:table-cell table:style-name="ce4"/>
          <table:table-cell table:style-name="ce4" office:value-type="string">
            <text:p>N-35-35-28.642272 E-139-34-49.050292</text:p>
          </table:table-cell>
          <table:table-cell table:style-name="ce35" table:formula="of:=IF([.E17]=&quot;&quot;;[.C17];CONCATENATE([.C17];&quot; / &quot;;[.E17]))" office:value-type="string" office:string-value=":VIDEO / @自宅 / メモ / kb,keyboard / 演奏、play / k-2021-0214-1 / genr=f-N:relay-23,key=C,R=1,i.f.=2021-02-12_13-27-04_000.mp4">
            <text:p>:VIDEO / @自宅 / メモ / kb,keyboard / 演奏、play / k-2021-0214-1 / genr=f-N:relay-23,key=C,R=1,i.f.=2021-02-12_13-27-04_000.mp4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14_14-20-34_000.mp4</text:p>
          </table:table-cell>
          <table:table-cell table:style-name="ce8" office:value-type="string">
            <text:p>:VIDEO / @自室 / 記録 / jap.flute-bamboo / 演奏、play / b-2021-0214-1 / genr=f-N:relay-??,memo=~</text:p>
          </table:table-cell>
          <table:table-cell table:style-name="ce20"/>
          <table:table-cell table:style-name="ce4"/>
          <table:table-cell table:style-name="ce4" office:value-type="string">
            <text:p>N-35-35-28.72467 E-139-34-49.434814</text:p>
          </table:table-cell>
          <table:table-cell table:style-name="ce35" table:formula="of:=IF([.E18]=&quot;&quot;;[.C18];CONCATENATE([.C18];&quot; / &quot;;[.E18]))" office:value-type="string" office:string-value=":VIDEO / @自室 / 記録 / jap.flute-bamboo / 演奏、play / b-2021-0214-1 / genr=f-N:relay-??,memo=~">
            <text:p>:VIDEO / @自室 / 記録 / jap.flute-bamboo / 演奏、play / b-2021-0214-1 / genr=f-N:relay-??,memo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14_18-24-07_000.mp4</text:p>
          </table:table-cell>
          <table:table-cell table:style-name="ce17" office:value-type="string">
            <text:p>:VIDEO / @自室 / 記録 / jap.flute-bamboo / 演奏、play / b-2021-0214-session-2-1 / genr=seq-N,key=h-0.low1(Df),note=0.L1;2.L2;2h.L2;3h.L2,R=1,score=+</text:p>
          </table:table-cell>
          <table:table-cell table:style-name="ce18"/>
          <table:table-cell table:style-name="ce4"/>
          <table:table-cell table:style-name="ce4" office:value-type="string">
            <text:p>N-35-35-28.285217 E-139-34-50.039062</text:p>
          </table:table-cell>
          <table:table-cell table:style-name="ce35" table:formula="of:=IF([.E19]=&quot;&quot;;[.C19];CONCATENATE([.C19];&quot; / &quot;;[.E19]))" office:value-type="string" office:string-value=":VIDEO / @自室 / 記録 / jap.flute-bamboo / 演奏、play / b-2021-0214-session-2-1 / genr=seq-N,key=h-0.low1(Df),note=0.L1;2.L2;2h.L2;3h.L2,R=1,score=+">
            <text:p>:VIDEO / @自室 / 記録 / jap.flute-bamboo / 演奏、play / b-2021-0214-session-2-1 / genr=seq-N,key=h-0.low1(Df),note=0.L1;2.L2;2h.L2;3h.L2,R=1,score=+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14_18-29-20_000.mp4</text:p>
          </table:table-cell>
          <table:table-cell table:style-name="ce17" office:value-type="string">
            <text:p>:VIDEO / @自室 / 記録 / jap.flute-bamboo / 演奏、play / b-2021-0214-session-2-2 / genr=f-N:relay-??,key=h-4(A),note=5-4.L1-4h-3.L1-3.q3,R=2,score=+</text:p>
          </table:table-cell>
          <table:table-cell table:style-name="ce18"/>
          <table:table-cell table:style-name="ce4"/>
          <table:table-cell table:style-name="ce4" office:value-type="string">
            <text:p>N-35-35-28.738403 E-139-34-49.379882</text:p>
          </table:table-cell>
          <table:table-cell table:style-name="ce35" table:formula="of:=IF([.E20]=&quot;&quot;;[.C20];CONCATENATE([.C20];&quot; / &quot;;[.E20]))" office:value-type="string" office:string-value=":VIDEO / @自室 / 記録 / jap.flute-bamboo / 演奏、play / b-2021-0214-session-2-2 / genr=f-N:relay-??,key=h-4(A),note=5-4.L1-4h-3.L1-3.q3,R=2,score=+">
            <text:p>:VIDEO / @自室 / 記録 / jap.flute-bamboo / 演奏、play / b-2021-0214-session-2-2 / genr=f-N:relay-??,key=h-4(A),note=5-4.L1-4h-3.L1-3.q3,R=2,score=+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14_19-27-05_000.mid</text:p>
          </table:table-cell>
          <table:table-cell table:style-name="ce8" office:value-type="string">
            <text:p>:in-mid / app=perfect-piano / 演奏、play / id-2021-0214-1 / category=melody,inst=~,for=~,genre=~</text:p>
          </table:table-cell>
          <table:table-cell table:style-name="ce19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5" table:formula="of:=IF([.E21]=&quot;&quot;;[.C21];CONCATENATE([.C21];&quot; / &quot;;[.E21]))" office:value-type="string" office:string-value=":in-mid / app=perfect-piano / 演奏、play / id-2021-0214-1 / category=melody,inst=~,for=~,genre=~">
            <text:p>:in-mid / app=perfect-piano / 演奏、play / id-2021-0214-1 / category=melody,inst=~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 office:value-type="string">
            <text:p>N-35-35-28.72467 E-139-34-49.434814</text:p>
          </table:table-cell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4"/>
          <table:table-cell table:style-name="ce4"/>
          <table:table-cell table:style-name="ce4" office:value-type="string">
            <text:p>N-35-35-28.72467 E-139-34-49.434814</text:p>
          </table:table-cell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 office:value-type="string">
            <text:p>N-35-35-28.697204 E-139-34-49.434814</text:p>
          </table:table-cell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2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5">2021/02/15</text:date>, <text:time>10:37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15T10:37:14.26</dc:date>
    <dc:creator>iwabuchi ken</dc:creator>
    <meta:editing-duration>P31DT8H4M33S</meta:editing-duration>
    <meta:editing-cycles>11672</meta:editing-cycles>
    <meta:document-statistic meta:table-count="1" meta:cell-count="483" meta:object-count="0"/>
  </office:meta>
</office:document-meta>
</file>